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tityResponse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Builder.allow( Set &lt; HttpMethod &gt; allow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allow( HttpMethod ... allow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.DefaultEntityResponse( HttpStatusCode statusCode , HttpHeaders headers , MultiValueMap &lt; String , ResponseCookie &gt; cookies , T entity , BodyInserter &lt; T , ? super ServerHttpResponse &gt; inserter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.lastModified( ZonedDateTime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cacheControl(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location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DefaultEntityResponseBuilder( T entity , BodyInserter &lt; T , ? super ServerHttpResponse &gt; ins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cookie( Response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.hints( Consumer &lt; Map &lt; String , Object &gt; &gt; hint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.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.writeToInternal( ServerWebExchange exchange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EntityResponseBuilder.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.ins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.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ntityResponseBuilder.varyBy( String ...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Builder.hin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.serv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Builder.las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ntityResponse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Builder.eTag( String e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ntityResponseBuilder.cookies( Consumer &lt; MultiValueMap &lt; String , ResponseCookie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